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7416" calcext:value-type="float">
            <text:p>109.6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8424" calcext:value-type="float">
            <text:p>108.5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2776" calcext:value-type="float">
            <text:p>106.7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6376" calcext:value-type="float">
            <text:p>105.1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8496" calcext:value-type="float">
            <text:p>103.0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9704" calcext:value-type="float">
            <text:p>99.7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20504" calcext:value-type="float">
            <text:p>98.5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46568" calcext:value-type="float">
            <text:p>96.7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0728" calcext:value-type="float">
            <text:p>95.7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1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15432" calcext:value-type="float">
            <text:p>94.5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88" calcext:value-type="float">
            <text:p>93.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83712" calcext:value-type="float">
            <text:p>92.1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1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0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7768" calcext:value-type="float">
            <text:p>83.4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0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1456" calcext:value-type="float">
            <text:p>80.9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0104" calcext:value-type="float">
            <text:p>80.0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0672" calcext:value-type="float">
            <text:p>79.2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13944" calcext:value-type="float">
            <text:p>76.5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0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0464" calcext:value-type="float">
            <text:p>75.3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9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9408" calcext:value-type="float">
            <text:p>69.9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9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04384" calcext:value-type="float">
            <text:p>68.6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6208" calcext:value-type="float">
            <text:p>67.1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8008" calcext:value-type="float">
            <text:p>66.3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3096" calcext:value-type="float">
            <text:p>64.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9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4304" calcext:value-type="float">
            <text:p>64.1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9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9488" calcext:value-type="float">
            <text:p>62.95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2784" calcext:value-type="float">
            <text:p>62.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7824" calcext:value-type="float">
            <text:p>61.8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3344" calcext:value-type="float">
            <text:p>60.2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8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8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884" calcext:value-type="float">
            <text:p>59.2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8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8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3408" calcext:value-type="float">
            <text:p>56.2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7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7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57104" calcext:value-type="float">
            <text:p>48.4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7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404" calcext:value-type="float">
            <text:p>47.5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7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7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6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6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6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64776" calcext:value-type="float">
            <text:p>35.1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6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1544" calcext:value-type="float">
            <text:p>34.4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6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6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0624" calcext:value-type="float">
            <text:p>34.7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5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037601</text:p>
          </table:table-cell>
          <table:table-cell office:value-type="string" calcext:value-type="string">
            <text:p>195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